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5000000032A6DE5DEF57D700F2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margin-left="0.6in" fo:margin-right="0in" fo:text-indent="-0.2in" style:auto-text-indent="false"/>
    </style:style>
    <style:style style:name="P2" style:family="paragraph" style:parent-style-name="Frame_20_contents">
      <style:paragraph-properties fo:margin-left="0.2in" fo:margin-right="0in" fo:text-indent="-0.2in" style:auto-text-indent="false"/>
    </style:style>
    <style:style style:name="P3" style:family="paragraph" style:parent-style-name="Standard">
      <style:text-properties style:font-name="Trebuchet MS"/>
    </style:style>
    <style:style style:name="P4" style:family="paragraph" style:parent-style-name="Standard">
      <style:text-properties style:font-name="Trebuchet MS"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style:font-name="Trebuchet MS" fo:font-weight="bold" style:font-weight-asian="bold"/>
    </style:style>
    <style:style style:name="P6" style:family="paragraph" style:parent-style-name="Standard">
      <style:text-properties style:font-name="Trebuchet MS" fo:font-style="italic" officeooo:rsid="001e2feb" officeooo:paragraph-rsid="001e2feb" style:font-style-asian="italic" style:font-style-complex="italic"/>
    </style:style>
    <style:style style:name="P7" style:family="paragraph" style:parent-style-name="Standard">
      <style:text-properties style:font-name="Trebuchet MS" officeooo:paragraph-rsid="001e2feb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 style:list-style-name="WWNum5"/>
    <style:style style:name="P10" style:family="paragraph" style:parent-style-name="Standard" style:list-style-name="WWNum5">
      <style:paragraph-properties fo:margin-top="0.1665in" fo:margin-bottom="0in" loext:contextual-spacing="false"/>
    </style:style>
    <style:style style:name="P11" style:family="paragraph" style:parent-style-name="Standard">
      <style:paragraph-properties fo:margin-left="0.5in" fo:margin-right="0in" fo:margin-top="0.1665in" fo:margin-bottom="0in" loext:contextual-spacing="false" fo:text-indent="0in" style:auto-text-indent="false"/>
    </style:style>
    <style:style style:name="P12" style:family="paragraph" style:parent-style-name="Standard">
      <style:paragraph-properties fo:margin-left="0.5in" fo:margin-right="0in" fo:text-indent="0in" style:auto-text-indent="false"/>
    </style:style>
    <style:style style:name="P13" style:family="paragraph" style:parent-style-name="Standard">
      <style:paragraph-properties fo:margin-left="0.5in" fo:margin-right="0in" fo:text-indent="0in" style:auto-text-indent="false"/>
      <style:text-properties style:font-name="Trebuchet MS"/>
    </style:style>
    <style:style style:name="P14" style:family="paragraph" style:parent-style-name="Standard">
      <style:paragraph-properties fo:margin-left="0.5in" fo:margin-right="0in" fo:text-indent="0in" style:auto-text-indent="false"/>
      <style:text-properties style:font-name="Trebuchet MS" fo:font-weight="bold" style:font-weight-asian="bold"/>
    </style:style>
    <style:style style:name="P15" style:family="paragraph" style:parent-style-name="Standard">
      <style:paragraph-properties fo:break-before="page"/>
      <style:text-properties style:font-name="Trebuchet MS"/>
    </style:style>
    <style:style style:name="P16" style:family="paragraph" style:parent-style-name="Standard">
      <style:paragraph-properties fo:margin-top="0in" fo:margin-bottom="0.1665in" loext:contextual-spacing="false"/>
    </style:style>
    <style:style style:name="P17" style:family="paragraph" style:parent-style-name="Standard" style:master-page-name="Standard">
      <style:paragraph-properties style:page-number="auto"/>
      <style:text-properties style:font-name="Trebuchet MS"/>
    </style:style>
    <style:style style:name="P18" style:family="paragraph" style:parent-style-name="List_20_Paragraph">
      <style:paragraph-properties fo:margin-top="0in" fo:margin-bottom="0.1665in" loext:contextual-spacing="false"/>
    </style:style>
    <style:style style:name="P19" style:family="paragraph" style:parent-style-name="List_20_Paragraph" style:list-style-name="WWNum6">
      <style:paragraph-properties fo:margin-top="0in" fo:margin-bottom="0.1665in" loext:contextual-spacing="false"/>
    </style:style>
    <style:style style:name="P20" style:family="paragraph" style:parent-style-name="List_20_Paragraph" style:list-style-name="WWNum10">
      <style:paragraph-properties fo:margin-top="0in" fo:margin-bottom="0.1665in" loext:contextual-spacing="false" fo:line-height="115%"/>
    </style:style>
    <style:style style:name="P21" style:family="paragraph" style:parent-style-name="List_20_Paragraph">
      <style:paragraph-properties fo:margin-top="0in" fo:margin-bottom="0in" loext:contextual-spacing="false"/>
    </style:style>
    <style:style style:name="P22" style:family="paragraph" style:parent-style-name="List_20_Paragraph" style:list-style-name="WWNum13">
      <style:paragraph-properties fo:margin-top="0in" fo:margin-bottom="0in" loext:contextual-spacing="false"/>
    </style:style>
    <style:style style:name="P23" style:family="paragraph" style:parent-style-name="List_20_Paragraph" style:list-style-name="WWNum8">
      <style:paragraph-properties fo:margin-left="0.4in" fo:margin-right="0in" fo:margin-top="0in" fo:margin-bottom="0.0835in" loext:contextual-spacing="false" fo:text-indent="-0.2in" style:auto-text-indent="false"/>
    </style:style>
    <style:style style:name="P24" style:family="paragraph" style:parent-style-name="List_20_Paragraph" style:list-style-name="WWNum11">
      <style:paragraph-properties fo:margin-top="0in" fo:margin-bottom="0.1665in" loext:contextual-spacing="true"/>
    </style:style>
    <style:style style:name="P25" style:family="paragraph" style:parent-style-name="List_20_Paragraph" style:list-style-name="WWNum12">
      <style:paragraph-properties fo:margin-top="0in" fo:margin-bottom="0.0835in" loext:contextual-spacing="false"/>
    </style:style>
    <style:style style:name="P26" style:family="paragraph" style:parent-style-name="List_20_Paragraph">
      <style:paragraph-properties fo:margin-top="0in" fo:margin-bottom="0.0835in" loext:contextual-spacing="false" fo:break-before="page"/>
    </style:style>
    <style:style style:name="P27" style:family="paragraph" style:parent-style-name="List_20_Paragraph" style:list-style-name="WWNum7">
      <style:paragraph-properties fo:margin-top="0in" fo:margin-bottom="0in" loext:contextual-spacing="true"/>
    </style:style>
    <style:style style:name="P28" style:family="paragraph" style:parent-style-name="List_20_Paragraph" style:list-style-name="WWNum13">
      <style:paragraph-properties fo:margin-top="0in" fo:margin-bottom="0in" loext:contextual-spacing="true"/>
    </style:style>
    <style:style style:name="P29" style:family="paragraph" style:parent-style-name="List_20_Paragraph" style:list-style-name="WWNum10">
      <style:paragraph-properties fo:margin-top="0in" fo:margin-bottom="0in" loext:contextual-spacing="true"/>
    </style:style>
    <style:style style:name="P30" style:family="paragraph" style:parent-style-name="List_20_Paragraph" style:list-style-name="WWNum10">
      <style:paragraph-properties fo:margin-top="0in" fo:margin-bottom="0in" loext:contextual-spacing="true" fo:line-height="115%"/>
    </style:style>
    <style:style style:name="P31" style:family="paragraph" style:parent-style-name="List_20_Paragraph" style:list-style-name="WWNum9">
      <style:paragraph-properties fo:margin-left="0.5in" fo:margin-right="0in" fo:margin-top="0in" fo:margin-bottom="0.1665in" loext:contextual-spacing="false" fo:text-indent="-0.25in" style:auto-text-indent="false"/>
    </style:style>
    <style:style style:name="P32" style:family="paragraph">
      <loext:graphic-properties draw:fill="none"/>
      <style:paragraph-properties fo:text-align="center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weight="bold" style:font-weight-asian="bold"/>
    </style:style>
    <style:style style:name="T3" style:family="text">
      <style:text-properties style:font-name="Trebuchet MS" style:font-weight-complex="bold"/>
    </style:style>
    <style:style style:name="T4" style:family="text">
      <style:text-properties style:font-name="Trebuchet MS" fo:font-style="italic" style:font-style-asian="italic"/>
    </style:style>
    <style:style style:name="T5" style:family="text">
      <style:text-properties style:font-name="Trebuchet MS" fo:font-style="italic" style:font-style-asian="italic" style:font-weight-complex="bold"/>
    </style:style>
    <style:style style:name="T6" style:family="text">
      <style:text-properties fo:font-weight="bold" style:font-weight-asian="bold"/>
    </style:style>
    <style:style style:name="T7" style:family="text">
      <style:text-properties fo:color="#990033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bold" style:font-size-asian="10pt" style:font-weight-asian="bold" style:font-size-complex="10pt"/>
    </style:style>
    <style:style style:name="T10" style:family="text">
      <style:text-properties fo:font-style="italic" officeooo:rsid="001e2feb" style:font-style-asian="italic" style:font-style-complex="italic"/>
    </style:style>
    <style:style style:name="fr1" style:family="graphic" style:parent-style-name="Frame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1in" fo:padding-right="0.1in" fo:padding-top="0.05in" fo:padding-bottom="0.05in" fo:border="0.06pt solid #000000"/>
    </style:style>
    <style:style style:name="fr2" style:family="graphic" style:parent-style-name="Frame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8"><text:span text:style-name="T2">Take Home: Quiz 4 (15 pts) – Decision Statements</text:span><text:bookmark text:name="_GoBack"/><text:span text:style-name="T2"> and Flowcharts</text:span></text:p>
      <text:p text:style-name="P5"/>
      <text:p text:style-name="P8"><text:span text:style-name="T2">Submit a hard-copy of your solutions in lab this week!</text:span></text:p>
      <text:p text:style-name="P4"/>
      <text:list xml:id="list8653457157013823295" text:style-name="WWNum5">
        <text:list-item>
          <text:p text:style-name="P9"><text:span text:style-name="T1">(4 pts) What is a flowchart? Explain.</text:span></text:p>
        </text:list-item>
      </text:list>
      <text:p text:style-name="P3"/>
      <text:p text:style-name="P7"><text:span text:style-name="T10">Pretty shapes and lines that visually map out a decision tree based on certain inputs. <text:s/>Following a flowchart should allow one to determine the output of a certain algorithm based on their responses to every decision point.</text:span></text:p>
      <text:p text:style-name="P3"/>
      <text:list xml:id="list204642754678059" text:continue-numbering="true" text:style-name="WWNum5">
        <text:list-item>
          <text:p text:style-name="P10"><text:span text:style-name="T3">(6 pts) Draw a </text:span><text:span text:style-name="T5">flowchart</text:span><text:span text:style-name="T3"> for the following problem (no C code is required!):</text:span></text:p>
        </text:list-item>
      </text:list>
      <text:p text:style-name="P11"><text:span text:style-name="T5">Given three numbers: n1, n2, and n3. Find the maximum number.</text:span></text:p>
      <text:p text:style-name="P11"><text:span text:style-name="T1">Hint: remember a decision is represented by a diamond shape and a process is represented by a rectangular shape.</text:span></text:p>
      <text:p text:style-name="P3"/>
      <text:p text:style-name="P3"/>
      <text:p text:style-name="P6">See picture in folder.</text:p>
      <text:p text:style-name="P13"/>
      <text:p text:style-name="P3"/>
      <text:p text:style-name="P3"/>
      <text:p text:style-name="P15"/>
      <text:p text:style-name="P12"><text:span text:style-name="T2">Please keep this page separate!</text:span></text:p>
      <text:p text:style-name="P14"/>
      <text:list xml:id="list204640671868915" text:continue-numbering="true" text:style-name="WWNum5">
        <text:list-item>
          <text:p text:style-name="P9"><text:span text:style-name="T1">(5 pts) </text:span>EECS is conducting a study to evaluate the retention rate in the program. <text:s/>The data collected from this survey will be used in this study. Your name and WSU ID will be kept confidential and will not be included in the published results. </text:p>
        </text:list-item>
      </text:list>
      <text:p text:style-name="P13"/>
      <text:p text:style-name="Standard"><text:span text:style-name="T6">Please complete the following:</text:span></text:p>
      <text:list xml:id="list286921556836052877" text:style-name="WWNum6">
        <text:list-item>
          <text:p text:style-name="P19">Name: </text:p>
        </text:list-item>
        <text:list-item>
          <text:p text:style-name="P19">WSU ID Number: </text:p>
        </text:list-item>
        <text:list-item>
          <text:p text:style-name="P19">Age: </text:p>
        </text:list-item>
        <text:list-item>
          <text:p text:style-name="P19">Class Standing: (circle one) <text:s text:c="4"/>Freshman <text:s text:c="4"/>Sophomore <text:s text:c="4"/>Junior <text:s text:c="3"/>Senior <text:s text:c="2"/>Other: ________</text:p>
        </text:list-item>
        <text:list-item>
          <text:p text:style-name="P19">Current major:</text:p>
        </text:list-item>
      </text:list>
      <text:p text:style-name="P21"/>
      <text:p text:style-name="P18"><draw:frame draw:style-name="fr1" text:anchor-type="char" svg:x="0.7291in" svg:y="0.2335in" svg:width="6.1043in" svg:height="1.4689in" draw:z-index="1"><draw:text-box><text:list xml:id="list6066503645269287630" text:style-name="WWNum8"><text:list-item><text:p text:style-name="P23">How likely are you to switch to a major that is not computer science? <text:s/>(circle one)</text:p></text:list-item></text:list><text:p text:style-name="P1">1- not at all likely</text:p><text:p text:style-name="P1">2- not sure </text:p><text:p text:style-name="P1">3- somewhat likely <text:s/></text:p><text:p text:style-name="P1">4- very <text:s/>likely </text:p><text:p text:style-name="P1">5- already decided to switch</text:p><text:p text:style-name="P2"/></draw:text-box></draw:frame>If presently a computer science (CptS) major: <text:s/></text:p>
      <text:p text:style-name="P16"/>
      <text:p text:style-name="P16"/>
      <text:p text:style-name="P16"/>
      <text:p text:style-name="Standard"/>
      <text:p text:style-name="P18"/>
      <text:p text:style-name="P18"><draw:frame draw:style-name="fr1" text:anchor-type="char" svg:x="0.75in" svg:y="0.2681in" svg:width="5.4898in" svg:height="0.5in" draw:z-index="0"><draw:text-box><text:list xml:id="list1562549928581629797" text:style-name="WWNum11"><text:list-item><text:p text:style-name="P24">Do you plan to become a computer science major? <text:s text:c="2"/><text:span text:style-name="T6"><text:s/></text:span></text:p></text:list-item></text:list></draw:text-box></draw:frame>If presently a major other than CptS and EE:</text:p>
      <text:p text:style-name="P18"/>
      <text:p text:style-name="P18"><draw:frame draw:style-name="fr1" text:anchor-type="char" svg:x="0.8043in" svg:y="0.0654in" svg:width="0.8354in" svg:height="0.5102in" draw:z-index="3"><draw:text-box><text:p text:style-name="Frame_20_contents">(If <text:span text:style-name="T6">YES</text:span>)</text:p></draw:text-box></draw:frame><draw:frame draw:style-name="fr1" text:anchor-type="char" svg:x="1.25in" svg:y="0.0654in" svg:width="5.3126in" svg:height="1.3854in" draw:z-index="2"><draw:text-box><text:list xml:id="list4961513290016748378" text:style-name="WWNum12"><text:list-item><text:p text:style-name="P25">How likely are you to switch your major to computer science? (circle one)</text:p></text:list-item></text:list><text:list xml:id="list8564259303155890574" text:style-name="WWNum7"><text:list-item><text:p text:style-name="P27">not at all likely <text:s text:c="5"/></text:p></text:list-item><text:list-item><text:p text:style-name="P27">not sure <text:s text:c="4"/></text:p></text:list-item><text:list-item><text:p text:style-name="P27">somewhat likely <text:s text:c="3"/></text:p></text:list-item><text:list-item><text:p text:style-name="P27">very <text:s/>likely </text:p></text:list-item><text:list-item><text:p text:style-name="P27">already decided to switch</text:p></text:list-item></text:list><text:p text:style-name="Frame_20_contents"/></draw:text-box></draw:frame></text:p>
      <text:p text:style-name="P18"/>
      <text:p text:style-name="P18"/>
      <text:p text:style-name="P18"/>
      <text:p text:style-name="P26"/>
      <text:list xml:id="list204642467903023" text:continue-list="list286921556836052877" text:style-name="WWNum6">
        <text:list-item>
          <text:p text:style-name="P19">Are you currently doing minor in computer science?</text:p>
        </text:list-item>
      </text:list>
      <text:p text:style-name="P16"><draw:frame draw:style-name="fr2" text:anchor-type="char" svg:x="0.3228in" svg:y="0.1335in" svg:width="0.7189in" svg:height="0.3854in" draw:z-index="4"><draw:text-box><text:p text:style-name="Frame_20_contents">(If <text:span text:style-name="T6">NO</text:span>)</text:p></draw:text-box></draw:frame><draw:frame draw:style-name="fr1" text:anchor-type="char" svg:x="0.7181in" svg:y="0.1173in" svg:width="5.1146in" svg:height="1.698in" draw:z-index="5"><draw:text-box><text:list xml:id="list204642023013045" text:continue-list="list4961513290016748378" text:style-name="WWNum12"><text:list-item><text:p text:style-name="P25">How likely are you to pursue a minor in computer science? (circle one)</text:p></text:list-item></text:list><text:list xml:id="list638174265811602589" text:style-name="WWNum13"><text:list-item><text:p text:style-name="P22">not at all likely <text:s text:c="5"/></text:p></text:list-item><text:list-item><text:p text:style-name="P28">not sure <text:s text:c="4"/></text:p></text:list-item><text:list-item><text:p text:style-name="P28">somewhat likely <text:s text:c="3"/></text:p></text:list-item><text:list-item><text:p text:style-name="P28">very <text:s/>likely </text:p></text:list-item><text:list-item><text:p text:style-name="P28">already decided to switch</text:p></text:list-item></text:list><text:p text:style-name="P2"/><text:p text:style-name="Frame_20_contents"/></draw:text-box></draw:frame></text:p>
      <text:p text:style-name="P18"/>
      <text:p text:style-name="P18"/>
      <text:p text:style-name="P18"/>
      <text:p text:style-name="P18"/>
      <text:p text:style-name="P18"/>
      <text:list xml:id="list6460745397354972541" text:style-name="WWNum9">
        <text:list-item>
          <text:p text:style-name="P31">What is your reason for taking the present computer science course?</text:p>
        </text:list-item>
      </text:list>
      <text:p text:style-name="P18"/>
      <text:p text:style-name="P18"/>
      <text:list xml:id="list204641440683995" text:continue-numbering="true" text:style-name="WWNum9">
        <text:list-item>
          <text:p text:style-name="P31">How likely are you to enroll in the next course in the computer science sequence? </text:p>
        </text:list-item>
      </text:list>
      <text:list xml:id="list8624220177973207378" text:style-name="WWNum10">
        <text:list-item>
          <text:p text:style-name="P29">not at all likely <text:s text:c="5"/></text:p>
        </text:list-item>
        <text:list-item>
          <text:p text:style-name="P30">not sure <text:s text:c="4"/></text:p>
        </text:list-item>
        <text:list-item>
          <text:p text:style-name="P30">somewhat likely <text:s text:c="3"/></text:p>
        </text:list-item>
        <text:list-item>
          <text:p text:style-name="P30">very <text:s/>likely </text:p>
        </text:list-item>
        <text:list-item>
          <text:p text:style-name="P20">already decided to enroll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justify" style:justify-single-word="false" fo:text-indent="0in" style:auto-text-indent="false"/>
      <style:text-properties fo:font-size="11pt" style:font-name-asian="Calibri" style:font-family-asian="Calibri" style:font-family-generic-asian="system" style:font-pitch-asian="variable" style:font-size-asian="11pt" style:font-size-complex="11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74e8" style:text-line-through-style="none" style:text-line-through-type="none" style:text-underline-style="none" style:text-blinking="false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prefix="(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0.7709in" fo:text-indent="-0.2709in" fo:margin-left="0.770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-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2" style:num-suffix="-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a" style:num-letter-sync="true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T1" style:family="text">
      <style:text-properties fo:color="#990033"/>
    </style:style>
    <style:style style:name="MT2" style:family="text">
      <style:text-properties fo:font-size="10pt" style:font-size-asian="10pt" style:font-size-complex="10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5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text:span text:style-name="MT1">CptS 121 – Program Design and Development</text:span> <text:s text:c="53"/><draw:frame text:anchor-type="as-char" draw:z-index="8" draw:style-name="Mgr1" draw:text-style-name="MP1" svg:width="0.6043in" svg:height="0.3858in"><draw:image xlink:href="Pictures/100002000000005000000032A6DE5DEF57D700F2.png" xlink:type="simple" xlink:show="embed" xlink:actuate="onLoad"><text:p/></draw:image></draw:frame></text:p>
        <text:p text:style-name="Standard"/>
        <text:p text:style-name="Standard"><text:span text:style-name="MT2">Your Name: ___________________________ <text:s text:c="13"/>TA’s Name: ___________________________</text:span></text:p>
        <text:p text:style-name="Standard"><text:span text:style-name="MT2">ID#: <text:s text:c="13"/>___________________________ <text:s text:c="13"/>Section #: <text:s text:c="3"/>___________________________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O</meta:initial-creator>
    <meta:editing-cycles>13</meta:editing-cycles>
    <meta:creation-date>2016-02-15T18:41:00</meta:creation-date>
    <dc:date>2018-06-11T20:46:40.532000000</dc:date>
    <meta:editing-duration>PT36M25S</meta:editing-duration>
    <meta:generator>LibreOffice/5.2.7.2$Windows_x86 LibreOffice_project/2b7f1e640c46ceb28adf43ee075a6e8b8439ed10</meta:generator>
    <meta:document-statistic meta:table-count="0" meta:image-count="0" meta:object-count="0" meta:page-count="3" meta:paragraph-count="50" meta:word-count="396" meta:character-count="2390" meta:non-whitespace-character-count="188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